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200.15pt"/>
    </style:style>
    <style:style style:name="co3" style:family="table-column">
      <style:table-column-properties fo:break-before="auto" style:column-width="307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1.26pt" fo:break-before="auto" style:use-optimal-row-height="false"/>
    </style:style>
    <style:style style:name="ro2" style:family="table-row">
      <style:table-row-properties style:row-height="28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wrap-option="wrap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fo:background-color="#ffcc0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99pt ridge #00008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99pt ridge #000080" style:text-align-source="fix" style:repeat-content="false" fo:border-left="0.99pt ridge #00008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99pt ridge #00008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pt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ffcb00" style:text-align-source="fix" style:repeat-content="false" fo:border="0.99pt ridge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pt"/>
      <style:text-properties style:font-name="Ubuntu Mono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1pt" fo:font-style="normal" style:font-size-asian="11pt" style:font-style-asian="normal" style:font-size-complex="11pt" style:font-style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order-left="none" fo:border-right="none" fo:border-top="0.99pt ridge #000000" style:vertical-align="middl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style:font-name="Ubuntu Mono" fo:font-size="11pt" style:font-size-asian="11pt" style:font-size-complex="11pt"/>
    </style:style>
    <style:style style:name="ce41" style:family="table-cell" style:parent-style-name="Default">
      <style:table-cell-properties fo:border-bottom="none" fo:background-color="#ffcc00" fo:border-left="none" fo:border-right="none" fo:border-top="0.99pt ridge #000080" style:vertical-align="middl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fo:background-color="#ffcc00" style:text-align-source="fix" style:repeat-content="false" fo:border-left="none" fo:border-right="0.99pt ridge #000080" fo:border-top="none" style:vertical-align="middle"/>
      <style:paragraph-properties fo:text-align="center" fo:margin-left="0pt"/>
      <style:text-properties style:font-name="Ubuntu Mono" fo:font-size="11pt" style:font-size-asian="11pt" style:font-size-complex="11pt"/>
    </style:style>
    <style:style style:name="ce43" style:family="table-cell" style:parent-style-name="Default">
      <style:table-cell-properties fo:border-bottom="0.99pt ridge #00008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ackground-color="#ffcb00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style:font-name="Ubuntu Mono" fo:font-size="11pt" style:font-size-asian="11pt" style:font-size-complex="11pt"/>
    </style:style>
    <style:style style:name="ce45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style:font-name="Ubuntu Mono" fo:font-size="11pt" style:font-size-asian="11pt" style:font-size-complex="11pt"/>
    </style:style>
    <style:style style:name="ce46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none" fo:border-left="none" fo:border-right="0.99pt ridge #000000" fo:border-top="none" style:vertical-align="middl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transparent" fo:border-left="none" fo:border-right="0.99pt ridge #000080" fo:border-top="none" style:vertical-align="middle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ffcc00" fo:border-left="none" fo:border-right="0.99pt ridge #000080" fo:border-top="0.99pt ridge #000080" style:vertical-align="middle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ffcc00" fo:border-left="none" fo:border-right="0.99pt ridge #000080" fo:border-top="none" style:vertical-align="middl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99pt ridge #000080" fo:border-top="none" style:vertical-align="middl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99pt ridge #000080" fo:border-left="none" fo:border-right="0.99pt ridge #000080" fo:border-top="none" style:vertical-align="middle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68" style:family="table-cell" style:parent-style-name="Default">
      <style:table-cell-properties fo:border="non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tener lista de usuarios</text:p>
          </table:table-cell>
          <table:covered-table-cell table:style-name="ce30"/>
          <table:covered-table-cell table:style-name="ce46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usuario nuev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7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 (UPMsocial/usuario+xml)</text:p>
          </table:table-cell>
          <table:table-cell table:style-name="ce50" office:value-type="string" calcext:value-type="string">
            <text:p>Para crear un nuevo usuari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8" office:value-type="string" calcext:value-type="string">
            <text:p>Unsuppoerted Media 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Modificar un usuario existente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8" office:value-type="string" calcext:value-type="string">
            <text:p>Metodo</text:p>
          </table:table-cell>
          <table:table-cell table:style-name="ce35" office:value-type="string" calcext:value-type="string">
            <text:p>PUT</text:p>
          </table:table-cell>
          <table:table-cell table:style-name="ce51"/>
          <table:table-cell table:number-columns-repeated="4"/>
        </table:table-row>
        <table:table-row table:style-name="ro2">
          <table:table-cell table:style-name="ce9" office:value-type="string" calcext:value-type="string">
            <text:p>Cuerpo de la petición (PUT)</text:p>
          </table:table-cell>
          <table:table-cell table:style-name="ce35" office:value-type="string" calcext:value-type="string">
            <text:p>POX</text:p>
          </table:table-cell>
          <table:table-cell table:style-name="ce52" office:value-type="string" calcext:value-type="string">
            <text:p>Para crear un usuario con su identificador ya conocido (PUT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3">
            <text:p>Devuelve</text:p>
          </table:table-cell>
          <table:table-cell table:style-name="ce35" office:value-type="float" office:value="201" calcext:value-type="float">
            <text:p>201</text:p>
          </table:table-cell>
          <table:table-cell table:style-name="ce51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2" office:value-type="float" office:value="401" calcext:value-type="float">
            <text:p>401</text:p>
          </table:table-cell>
          <table:table-cell table:style-name="ce51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36" office:value-type="float" office:value="404" calcext:value-type="float">
            <text:p>404</text:p>
          </table:table-cell>
          <table:table-cell table:style-name="ce53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2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un usuario</text:p>
          </table:table-cell>
          <table:covered-table-cell table:style-name="ce37"/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/[usuario]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Editar un usuari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UT</text:p>
          </table:table-cell>
          <table:table-cell table:style-name="ce47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UT)</text:p>
          </table:table-cell>
          <table:table-cell table:style-name="ce32" office:value-type="string" calcext:value-type="string">
            <text:p>POX</text:p>
          </table:table-cell>
          <table:table-cell table:style-name="ce47" office:value-type="string" calcext:value-type="string">
            <text:p>Para modificar un usuario existent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Borrar un usuario</text:p>
          </table:table-cell>
          <table:covered-table-cell table:style-name="ce38"/>
          <table:covered-table-cell table:style-name="ce55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3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lista de amigos</text:p>
          </table:table-cell>
          <table:covered-table-cell table:style-name="ce37"/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number-columns-repeated="4"/>
        </table:table-row>
        <table:table-row table:style-name="ro1">
          <table:covered-table-cell table:style-name="ce14"/>
          <table:table-cell table:style-name="ce32" office:value-type="string" calcext:value-type="string">
            <text:p>start=</text:p>
          </table:table-cell>
          <table:table-cell table:style-name="ce47" office:value-type="string" calcext:value-type="string">
            <text:p>Posición del primer amigo solicita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47" office:value-type="string" calcext:value-type="string">
            <text:p>Posición del ultimo amigo solicitad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56" office:value-type="string" calcext:value-type="string">
            <text:p>OK y POX (/UPMsocial/[usuario]+xml) ?? URL que devuelve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nuevo amig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7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</text:p>
          </table:table-cell>
          <table:table-cell table:style-name="ce50" office:value-type="string" calcext:value-type="string">
            <text:p>Para a<text:span text:style-name="T1">ñadir un usuario como amigo a la lista de amigos</text:span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8" office:value-type="string" calcext:value-type="string">
            <text:p>Unsuppoerted Media 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Eliminar un amigo</text:p>
          </table:table-cell>
          <table:covered-table-cell table:style-name="ce38"/>
          <table:covered-table-cell table:style-name="ce55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/[amig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table-cell table:style-name="ce15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Obtener una lista de posts publicados por un usuario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59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4">
            <text:p>Cadena de consulta</text:p>
          </table:table-cell>
          <table:table-cell table:style-name="ce1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1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  <table:table-cell table:number-columns-repeated="4"/>
        </table:table-row>
        <table:table-row table:style-name="ro1">
          <table:covered-table-cell table:style-name="ce18"/>
          <table:table-cell table:style-name="ce12" office:value-type="string" calcext:value-type="string">
            <text:p>start=</text:p>
          </table:table-cell>
          <table:table-cell table:style-name="ce61" office:value-type="string" calcext:value-type="string">
            <text:p>Posición del primer usuario solicitado</text:p>
          </table:table-cell>
          <table:table-cell table:number-columns-repeated="4"/>
        </table:table-row>
        <table:table-row table:style-name="ro1">
          <table:covered-table-cell table:style-name="ce18"/>
          <table:table-cell table:style-name="ce12" office:value-type="string" calcext:value-type="string">
            <text:p>end=</text:p>
          </table:table-cell>
          <table:table-cell table:style-name="ce61" office:value-type="string" calcext:value-type="string">
            <text:p>Posición del ultimo usuario solicitad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59" office:value-type="string" calcext:value-type="string">
            <text:p>OK y POX (/UPMsocial/posts+xml)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1" calcext:value-type="float">
            <text:p>401</text:p>
          </table:table-cell>
          <table:table-cell table:style-name="ce59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0"/>
          <table:table-cell table:style-name="ce33" office:value-type="float" office:value="404" calcext:value-type="float">
            <text:p>404</text:p>
          </table:table-cell>
          <table:table-cell table:style-name="ce62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Obtener el número de posts publicados por un usuario</text:p>
          </table:table-cell>
          <table:covered-table-cell table:style-name="ce41"/>
          <table:covered-table-cell table:style-name="ce63"/>
          <table:table-cell table:style-name="ce68" table:number-columns-repeated="4"/>
        </table:table-row>
        <table:table-row table:style-name="ro1">
          <table:table-cell table:style-name="ce21" office:value-type="string" calcext:value-type="string">
            <text:p>URI</text:p>
          </table:table-cell>
          <table:table-cell table:style-name="ce42" office:value-type="string" calcext:value-type="string" table:number-columns-spanned="2" table:number-rows-spanned="1">
            <text:p>/UPMsocial/usuarios/[usuario]/posts/count</text:p>
          </table:table-cell>
          <table:covered-table-cell table:style-name="ce64"/>
          <table:table-cell table:number-columns-repeated="4"/>
        </table:table-row>
        <table:table-row table:style-name="ro1">
          <table:table-cell table:style-name="ce22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65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1" table:number-rows-spanned="2">
            <text:p>Cadena de consulta</text:p>
          </table:table-cell>
          <table:table-cell table:style-name="ce1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  <table:table-cell table:number-columns-repeated="4"/>
        </table:table-row>
        <table:table-row table:style-name="ro1">
          <table:covered-table-cell table:style-name="ce22"/>
          <table:table-cell table:style-name="ce1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65" office:value-type="string" calcext:value-type="string">
            <text:p>OK y POX (/UPMsocial/posts+xml)</text:p>
          </table:table-cell>
          <table:table-cell table:number-columns-repeated="4"/>
        </table:table-row>
        <table:table-row table:style-name="ro1">
          <table:covered-table-cell table:style-name="ce22"/>
          <table:table-cell table:style-name="ce13" office:value-type="float" office:value="401" calcext:value-type="float">
            <text:p>401</text:p>
          </table:table-cell>
          <table:table-cell table:style-name="ce65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5"/>
          <table:table-cell table:style-name="ce43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Publicar un nuevo post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  <table:table-cell table:style-name="ce68"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OST</text:p>
          </table:table-cell>
          <table:table-cell table:style-name="ce59"/>
          <table:table-cell table:number-columns-repeated="4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1" calcext:value-type="float">
            <text:p>201</text:p>
          </table:table-cell>
          <table:table-cell table:style-name="ce59" office:value-type="string" calcext:value-type="string">
            <text:p>Created and cabecera de location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1" calcext:value-type="float">
            <text:p>401</text:p>
          </table:table-cell>
          <table:table-cell table:style-name="ce59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0"/>
          <table:table-cell table:style-name="ce3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6" office:value-type="string" calcext:value-type="string" table:number-columns-spanned="3" table:number-rows-spanned="1">
            <text:p>Editar un post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UT</text:p>
          </table:table-cell>
          <table:table-cell table:style-name="ce59"/>
          <table:table-cell table:number-columns-repeated="4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4">
            <text:p>Devuelve</text:p>
          </table:table-cell>
          <table:table-cell table:style-name="ce13" office:value-type="float" office:value="201" calcext:value-type="float">
            <text:p>201</text:p>
          </table:table-cell>
          <table:table-cell table:style-name="ce59" office:value-type="string" calcext:value-type="string">
            <text:p>Created and cabecera de location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1" calcext:value-type="float">
            <text:p>401</text:p>
          </table:table-cell>
          <table:table-cell table:style-name="ce59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4" calcext:value-type="float">
            <text:p>404</text:p>
          </table:table-cell>
          <table:table-cell table:style-name="ce59" office:value-type="string" calcext:value-type="string">
            <text:p>Not found(*)</text:p>
          </table:table-cell>
          <table:table-cell/>
          <table:table-cell office:value-type="string" calcext:value-type="string">
            <text:p>(*) evita el uso de put para crear posts</text:p>
          </table:table-cell>
          <table:table-cell table:number-columns-repeated="2"/>
        </table:table-row>
        <table:table-row table:style-name="ro1">
          <table:covered-table-cell table:style-name="ce20"/>
          <table:table-cell table:style-name="ce3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Eliminación de un post existente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DELETE</text:p>
          </table:table-cell>
          <table:table-cell table:style-name="ce5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4" calcext:value-type="float">
            <text:p>204</text:p>
          </table:table-cell>
          <table:table-cell table:style-name="ce59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18"/>
          <table:table-cell table:style-name="ce13" office:value-type="float" office:value="401" calcext:value-type="float">
            <text:p>401</text:p>
          </table:table-cell>
          <table:table-cell table:style-name="ce59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7"/>
          <table:table-cell table:style-name="ce33" office:value-type="float" office:value="404" calcext:value-type="float">
            <text:p>404</text:p>
          </table:table-cell>
          <table:table-cell table:style-name="ce62" office:value-type="string" calcext:value-type="string">
            <text:p>Not found(*)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 table:number-columns-spanned="3" table:number-rows-spanned="1">
            <text:p>Consultar los posts de nuestros amigos</text:p>
          </table:table-cell>
          <table:covered-table-cell table:style-name="ce44"/>
          <table:covered-table-cell table:style-name="ce46"/>
          <table:table-cell table:number-columns-repeated="4"/>
        </table:table-row>
        <table:table-row table:style-name="ro1">
          <table:table-cell table:style-name="ce29" office:value-type="string" calcext:value-type="string">
            <text:p>URI</text:p>
          </table:table-cell>
          <table:table-cell table:style-name="ce45" office:value-type="string" calcext:value-type="string" table:number-columns-spanned="2" table:number-rows-spanned="1">
            <text:p>/UPMsocial/usuarios/[usuario]/amigos/posts</text:p>
          </table:table-cell>
          <table:covered-table-cell table:style-name="ce6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4">
            <text:p>Cadena de consulta</text:p>
          </table:table-cell>
          <table:table-cell table:style-name="ce32" office:value-type="string" calcext:value-type="string">
            <text:p>dt=</text:p>
          </table:table-cell>
          <table:table-cell table:style-name="ce47" office:value-type="string" calcext:value-type="string">
            <text:p>Filtrar por fecha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content=</text:p>
          </table:table-cell>
          <table:table-cell table:style-name="ce47" office:value-type="string" calcext:value-type="string">
            <text:p>Filtrar por conteni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start=</text:p>
          </table:table-cell>
          <table:table-cell table:style-name="ce61" office:value-type="string" calcext:value-type="string">
            <text:p>Posición del primer post solicita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61" office:value-type="string" calcext:value-type="string">
            <text:p>Posición del ultimo post solicitad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 table:number-rows-repeated="10484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22:43:27.545037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15:09.923348845</meta:creation-date>
    <dc:date>2016-04-28T00:34:25.631690705</dc:date>
    <meta:editing-duration>PT4H32M33S</meta:editing-duration>
    <meta:editing-cycles>24</meta:editing-cycles>
    <meta:generator>LibreOffice/5.0.5.2$Linux_X86_64 LibreOffice_project/00m0$Build-2</meta:generator>
    <meta:document-statistic meta:table-count="1" meta:cell-count="230" meta:object-count="0"/>
  </office:meta>
</office:document-meta>
</file>